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76.22mm" svg:height="107.84mm" svg:x="118.39mm" svg:y="24.44mm">
            <loext:p draw:notify-on-update-of-ranges="Лист1.B1:Лист1.E1 Лист1.A2:Лист1.A2 Лист1.B2:Лист1.E2 Лист1.A3:Лист1.A3 Лист1.B3:Лист1.E3 Лист1.A4:Лист1.A4 Лист1.B4:Лист1.E4 Лист1.A5:Лист1.A5 Лист1.B5:Лист1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row_row</text:p>
          </table:table-cell>
          <table:table-cell office:value-type="float" office:value="0.495362" calcext:value-type="float">
            <text:p>0,495362</text:p>
          </table:table-cell>
          <table:table-cell office:value-type="float" office:value="3.9551" calcext:value-type="float">
            <text:p>3,9551</text:p>
          </table:table-cell>
          <table:table-cell office:value-type="float" office:value="1.33044" calcext:value-type="float">
            <text:p>1,33044</text:p>
          </table:table-cell>
          <table:table-cell office:value-type="float" office:value="13.577" calcext:value-type="float">
            <text:p>13,577</text:p>
          </table:table-cell>
        </table:table-row>
        <table:table-row table:style-name="ro1">
          <table:table-cell office:value-type="string" calcext:value-type="string">
            <text:p>row_col</text:p>
          </table:table-cell>
          <table:table-cell office:value-type="float" office:value="0.501678" calcext:value-type="float">
            <text:p>0,501678</text:p>
          </table:table-cell>
          <table:table-cell office:value-type="float" office:value="4.63441" calcext:value-type="float">
            <text:p>4,63441</text:p>
          </table:table-cell>
          <table:table-cell office:value-type="float" office:value="5.699" calcext:value-type="float">
            <text:p>5,699</text:p>
          </table:table-cell>
          <table:table-cell office:value-type="float" office:value="62.985" calcext:value-type="float">
            <text:p>62,985</text:p>
          </table:table-cell>
        </table:table-row>
        <table:table-row table:style-name="ro1">
          <table:table-cell office:value-type="string" calcext:value-type="string">
            <text:p>col_col</text:p>
          </table:table-cell>
          <table:table-cell office:value-type="float" office:value="0.560252" calcext:value-type="float">
            <text:p>0,560252</text:p>
          </table:table-cell>
          <table:table-cell office:value-type="float" office:value="5.09936" calcext:value-type="float">
            <text:p>5,09936</text:p>
          </table:table-cell>
          <table:table-cell office:value-type="float" office:value="12.297" calcext:value-type="float">
            <text:p>12,297</text:p>
          </table:table-cell>
          <table:table-cell office:value-type="float" office:value="126.455" calcext:value-type="float">
            <text:p>126,455</text:p>
          </table:table-cell>
        </table:table-row>
        <table:table-row table:style-name="ro1">
          <table:table-cell office:value-type="string" calcext:value-type="string">
            <text:p>col_row</text:p>
          </table:table-cell>
          <table:table-cell office:value-type="float" office:value="0.500259" calcext:value-type="float">
            <text:p>0,500259</text:p>
          </table:table-cell>
          <table:table-cell office:value-type="float" office:value="4.64563" calcext:value-type="float">
            <text:p>4,64563</text:p>
          </table:table-cell>
          <table:table-cell office:value-type="float" office:value="5.685" calcext:value-type="float">
            <text:p>5,685</text:p>
          </table:table-cell>
          <table:table-cell office:value-type="float" office:value="55.2283" calcext:value-type="float">
            <text:p>55,228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9:59:01.598232372</meta:creation-date>
    <dc:date>2016-09-28T20:28:10.088335027</dc:date>
    <meta:editing-duration>PT16M57S</meta:editing-duration>
    <meta:editing-cycles>5</meta:editing-cycles>
    <meta:generator>LibreOffice/5.1.4.2$Linux_X86_64 LibreOffice_project/1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3cm" svg:height="10.785cm" xlink:href=".." xlink:type="simple" chart:class="chart:line" chart:style-name="ch1">
        <chart:legend chart:legend-position="end" svg:x="15.035cm" svg:y="4.346cm" style:legend-expansion="high" chart:style-name="ch2"/>
        <chart:plot-area chart:style-name="ch3" table:cell-range-address="Лист1.A1:Лист1.E5" chart:data-source-has-labels="both" svg:x="0.622cm" svg:y="0.135cm" svg:width="14.063cm" svg:height="8.034cm">
          <chartooo:coordinate-region svg:x="1.429cm" svg:y="0.334cm" svg:width="12.884cm" svg:height="7.188cm"/>
          <chart:axis chart:dimension="x" chart:name="primary-x" chart:style-name="ch4" chartooo:axis-type="auto">
            <chartooo:date-scale/>
            <chart:title svg:x="6.656cm" svg:y="8.384cm" chart:style-name="ch5">
              <text:p>matrix size, n</text:p>
            </chart:title>
            <chart:categories table:cell-range-address="Лист1.B1:Лист1.E1"/>
            <chart:grid chart:style-name="ch6" chart:class="major"/>
          </chart:axis>
          <chart:axis chart:dimension="y" chart:name="primary-y" chart:style-name="ch4">
            <chart:title svg:x="0cm" svg:y="5.572cm" chart:style-name="ch7">
              <text:p>Elapseed time, sec</text:p>
            </chart:title>
            <chart:grid chart:style-name="ch6" chart:class="major"/>
          </chart:axis>
          <chart:series chart:style-name="ch8" chart:values-cell-range-address="Лист1.B2:Лист1.E2" chart:label-cell-address="Лист1.A2:Лист1.A2" chart:class="chart:line">
            <chart:data-point chart:repeated="4"/>
          </chart:series>
          <chart:series chart:style-name="ch9" chart:values-cell-range-address="Лист1.B3:Лист1.E3" chart:label-cell-address="Лист1.A3:Лист1.A3" chart:class="chart:line">
            <chart:data-point chart:repeated="4"/>
          </chart:series>
          <chart:series chart:style-name="ch10" chart:values-cell-range-address="Лист1.B4:Лист1.E4" chart:label-cell-address="Лист1.A4:Лист1.A4" chart:class="chart:line">
            <chart:data-point chart:repeated="4"/>
          </chart:series>
          <chart:series chart:style-name="ch11" chart:values-cell-range-address="Лист1.B5:Лист1.E5" chart:label-cell-address="Лист1.A5:Лист1.A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Лист1.B1:Лист1.E1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>row_row</text:p>
                <draw:g>
                  <svg:desc>Лист1.A2:Лист1.A2</svg:desc>
                </draw:g>
              </table:table-cell>
              <table:table-cell office:value-type="float" office:value="0.495362">
                <text:p>0.495362</text:p>
                <draw:g>
                  <svg:desc>Лист1.B2:Лист1.E2</svg:desc>
                </draw:g>
              </table:table-cell>
              <table:table-cell office:value-type="float" office:value="3.9551">
                <text:p>3.9551</text:p>
              </table:table-cell>
              <table:table-cell office:value-type="float" office:value="1.33044">
                <text:p>1.33044</text:p>
              </table:table-cell>
              <table:table-cell office:value-type="float" office:value="13.577">
                <text:p>13.577</text:p>
              </table:table-cell>
            </table:table-row>
            <table:table-row>
              <table:table-cell office:value-type="string">
                <text:p>row_col</text:p>
                <draw:g>
                  <svg:desc>Лист1.A3:Лист1.A3</svg:desc>
                </draw:g>
              </table:table-cell>
              <table:table-cell office:value-type="float" office:value="0.501678">
                <text:p>0.501678</text:p>
                <draw:g>
                  <svg:desc>Лист1.B3:Лист1.E3</svg:desc>
                </draw:g>
              </table:table-cell>
              <table:table-cell office:value-type="float" office:value="4.63441">
                <text:p>4.63441</text:p>
              </table:table-cell>
              <table:table-cell office:value-type="float" office:value="5.699">
                <text:p>5.699</text:p>
              </table:table-cell>
              <table:table-cell office:value-type="float" office:value="62.985">
                <text:p>62.985</text:p>
              </table:table-cell>
            </table:table-row>
            <table:table-row>
              <table:table-cell office:value-type="string">
                <text:p>col_col</text:p>
                <draw:g>
                  <svg:desc>Лист1.A4:Лист1.A4</svg:desc>
                </draw:g>
              </table:table-cell>
              <table:table-cell office:value-type="float" office:value="0.560252">
                <text:p>0.560252</text:p>
                <draw:g>
                  <svg:desc>Лист1.B4:Лист1.E4</svg:desc>
                </draw:g>
              </table:table-cell>
              <table:table-cell office:value-type="float" office:value="5.09936">
                <text:p>5.09936</text:p>
              </table:table-cell>
              <table:table-cell office:value-type="float" office:value="12.297">
                <text:p>12.297</text:p>
              </table:table-cell>
              <table:table-cell office:value-type="float" office:value="126.455">
                <text:p>126.455</text:p>
              </table:table-cell>
            </table:table-row>
            <table:table-row>
              <table:table-cell office:value-type="string">
                <text:p>col_row</text:p>
                <draw:g>
                  <svg:desc>Лист1.A5:Лист1.A5</svg:desc>
                </draw:g>
              </table:table-cell>
              <table:table-cell office:value-type="float" office:value="0.500259">
                <text:p>0.500259</text:p>
                <draw:g>
                  <svg:desc>Лист1.B5:Лист1.E5</svg:desc>
                </draw:g>
              </table:table-cell>
              <table:table-cell office:value-type="float" office:value="4.64563">
                <text:p>4.64563</text:p>
              </table:table-cell>
              <table:table-cell office:value-type="float" office:value="5.685">
                <text:p>5.685</text:p>
              </table:table-cell>
              <table:table-cell office:value-type="float" office:value="55.2283">
                <text:p>55.2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